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63bc9" officeooo:paragraph-rsid="00163bc9"/>
    </style:style>
    <style:style style:name="P2" style:family="paragraph" style:parent-style-name="Text_20_body">
      <style:text-properties fo:language="ru" fo:country="RU" officeooo:rsid="00167658" officeooo:paragraph-rsid="00167658"/>
    </style:style>
    <style:style style:name="P3" style:family="paragraph" style:parent-style-name="Text_20_body">
      <style:text-properties fo:language="ru" fo:country="RU" officeooo:rsid="0017d973" officeooo:paragraph-rsid="0017d973"/>
    </style:style>
    <style:style style:name="P4" style:family="paragraph" style:parent-style-name="Text_20_body">
      <style:text-properties fo:language="ru" fo:country="RU" officeooo:rsid="001a6608" officeooo:paragraph-rsid="001a6608"/>
    </style:style>
    <style:style style:name="P5" style:family="paragraph" style:parent-style-name="Text_20_body">
      <style:text-properties fo:language="ru" fo:country="RU" officeooo:rsid="001a6608" officeooo:paragraph-rsid="001a6608" fo:background-color="#ffff00"/>
    </style:style>
    <style:style style:name="P6" style:family="paragraph" style:parent-style-name="Text_20_body">
      <style:text-properties fo:language="ru" fo:country="RU" officeooo:rsid="001a6608" officeooo:paragraph-rsid="001a6608" fo:background-color="transparent"/>
    </style:style>
    <style:style style:name="P7" style:family="paragraph" style:parent-style-name="Text_20_body">
      <style:text-properties fo:language="ru" fo:country="RU" officeooo:rsid="001c0efa" officeooo:paragraph-rsid="001c0efa"/>
    </style:style>
    <style:style style:name="P8" style:family="paragraph" style:parent-style-name="Text_20_body">
      <style:text-properties fo:language="ru" fo:country="RU" officeooo:rsid="001eef73" officeooo:paragraph-rsid="001eef73"/>
    </style:style>
    <style:style style:name="P9" style:family="paragraph" style:parent-style-name="Text_20_body">
      <style:text-properties fo:language="ru" fo:country="RU" officeooo:rsid="002321fc" officeooo:paragraph-rsid="002321fc"/>
    </style:style>
    <style:style style:name="P10" style:family="paragraph" style:parent-style-name="Text_20_body">
      <style:text-properties fo:language="ru" fo:country="RU" officeooo:rsid="0026dd43" officeooo:paragraph-rsid="0026dd43"/>
    </style:style>
    <style:style style:name="P11" style:family="paragraph" style:parent-style-name="Text_20_body">
      <style:text-properties fo:language="ru" fo:country="RU" officeooo:rsid="002d425e" officeooo:paragraph-rsid="002d425e"/>
    </style:style>
    <style:style style:name="P12" style:family="paragraph" style:parent-style-name="Text_20_body">
      <style:text-properties fo:language="ru" fo:country="RU" officeooo:rsid="002975a5" officeooo:paragraph-rsid="002975a5"/>
    </style:style>
    <style:style style:name="P13" style:family="paragraph" style:parent-style-name="Text_20_body">
      <style:text-properties fo:language="ru" fo:country="RU" officeooo:rsid="002e3bc7" officeooo:paragraph-rsid="002e3bc7"/>
    </style:style>
    <style:style style:name="P14" style:family="paragraph" style:parent-style-name="Text_20_body">
      <style:text-properties fo:language="ru" fo:country="RU" officeooo:rsid="002e83db" officeooo:paragraph-rsid="002e83db"/>
    </style:style>
    <style:style style:name="P15" style:family="paragraph" style:parent-style-name="Text_20_body">
      <style:text-properties fo:language="ru" fo:country="RU" officeooo:rsid="002e83db" officeooo:paragraph-rsid="0032fb34"/>
    </style:style>
    <style:style style:name="P16" style:family="paragraph" style:parent-style-name="Text_20_body">
      <style:text-properties fo:language="ru" fo:country="RU" officeooo:rsid="003073d5" officeooo:paragraph-rsid="003073d5"/>
    </style:style>
    <style:style style:name="P17" style:family="paragraph" style:parent-style-name="Text_20_body">
      <style:text-properties officeooo:rsid="0014bd7e" officeooo:paragraph-rsid="0014bd7e"/>
    </style:style>
    <style:style style:name="P18" style:family="paragraph" style:parent-style-name="Text_20_body">
      <style:text-properties fo:language="en" fo:country="US" officeooo:rsid="00163bc9" officeooo:paragraph-rsid="00163bc9"/>
    </style:style>
    <style:style style:name="P19" style:family="paragraph" style:parent-style-name="Text_20_body">
      <style:text-properties fo:language="en" fo:country="US" officeooo:rsid="0014bd7e" officeooo:paragraph-rsid="0014bd7e"/>
    </style:style>
    <style:style style:name="P20" style:family="paragraph" style:parent-style-name="Text_20_body">
      <style:text-properties fo:language="en" fo:country="US" officeooo:rsid="001a6608" officeooo:paragraph-rsid="002d425e"/>
    </style:style>
    <style:style style:name="P21" style:family="paragraph" style:parent-style-name="Text_20_body">
      <style:text-properties fo:language="en" fo:country="US" officeooo:rsid="001c0efa" officeooo:paragraph-rsid="002ca065"/>
    </style:style>
    <style:style style:name="P22" style:family="paragraph" style:parent-style-name="Text_20_body">
      <style:text-properties officeooo:rsid="001d1e17" officeooo:paragraph-rsid="001d1e17"/>
    </style:style>
    <style:style style:name="P23" style:family="paragraph" style:parent-style-name="Text_20_body">
      <style:text-properties officeooo:rsid="001eef73" officeooo:paragraph-rsid="001eef73"/>
    </style:style>
    <style:style style:name="P24" style:family="paragraph" style:parent-style-name="Text_20_body">
      <style:text-properties officeooo:rsid="0021c0dc" officeooo:paragraph-rsid="0021c0dc"/>
    </style:style>
    <style:style style:name="P25" style:family="paragraph" style:parent-style-name="Text_20_body">
      <style:text-properties officeooo:rsid="002e3bc7" officeooo:paragraph-rsid="002e3bc7"/>
    </style:style>
    <style:style style:name="P26" style:family="paragraph" style:parent-style-name="Title">
      <style:text-properties fo:language="en" fo:country="US" officeooo:rsid="0014bd7e" officeooo:paragraph-rsid="0014bd7e"/>
    </style:style>
    <style:style style:name="P27" style:family="paragraph" style:parent-style-name="Text_20_body">
      <style:text-properties fo:language="en" fo:country="US" officeooo:rsid="0021c0dc" officeooo:paragraph-rsid="0021c0dc"/>
    </style:style>
    <style:style style:name="P28" style:family="paragraph" style:parent-style-name="Text_20_body">
      <style:text-properties fo:language="ru" fo:country="RU" officeooo:rsid="003531ea" officeooo:paragraph-rsid="003531ea"/>
    </style:style>
    <style:style style:name="P29" style:family="paragraph" style:parent-style-name="Heading_20_3">
      <style:text-properties officeooo:rsid="001d1e17" officeooo:paragraph-rsid="001d1e17"/>
    </style:style>
    <style:style style:name="P30" style:family="paragraph" style:parent-style-name="Heading_20_2">
      <style:text-properties officeooo:rsid="0014bd7e" officeooo:paragraph-rsid="0014bd7e"/>
    </style:style>
    <style:style style:name="P31" style:family="paragraph" style:parent-style-name="Heading_20_2">
      <style:text-properties fo:language="en" fo:country="US" officeooo:rsid="0017d973" officeooo:paragraph-rsid="0017d973"/>
    </style:style>
    <style:style style:name="P32" style:family="paragraph" style:parent-style-name="Heading_20_2">
      <style:text-properties fo:language="en" fo:country="US" officeooo:rsid="00155fa2" officeooo:paragraph-rsid="00155fa2"/>
    </style:style>
    <style:style style:name="P33" style:family="paragraph" style:parent-style-name="Heading_20_2" style:list-style-name="">
      <style:text-properties fo:language="en" fo:country="US" officeooo:rsid="00155fa2" officeooo:paragraph-rsid="003474ef"/>
    </style:style>
    <style:style style:name="P34" style:family="paragraph" style:parent-style-name="Heading_20_2">
      <style:text-properties fo:language="en" fo:country="US" officeooo:rsid="002321fc" officeooo:paragraph-rsid="002321fc"/>
    </style:style>
    <style:style style:name="P35" style:family="paragraph" style:parent-style-name="Heading_20_2">
      <style:text-properties fo:language="en" fo:country="US" officeooo:rsid="0026dd43" officeooo:paragraph-rsid="0026dd43"/>
    </style:style>
    <style:style style:name="P36" style:family="paragraph" style:parent-style-name="Heading_20_2">
      <style:text-properties fo:language="en" fo:country="US" officeooo:rsid="002e3bc7" officeooo:paragraph-rsid="002e3bc7"/>
    </style:style>
    <style:style style:name="P37" style:family="paragraph" style:parent-style-name="Heading_20_2" style:list-style-name="">
      <style:text-properties fo:language="en" fo:country="US" officeooo:rsid="002e3bc7" officeooo:paragraph-rsid="002e3bc7"/>
    </style:style>
    <style:style style:name="P38" style:family="paragraph" style:parent-style-name="Heading_20_2">
      <style:text-properties fo:language="en" fo:country="US" officeooo:rsid="003531ea" officeooo:paragraph-rsid="003531ea"/>
    </style:style>
    <style:style style:name="P39" style:family="paragraph" style:parent-style-name="Heading_20_2" style:list-style-name="">
      <style:paragraph-properties fo:break-before="page"/>
      <style:text-properties fo:language="en" fo:country="US" officeooo:rsid="00155fa2" officeooo:paragraph-rsid="003474ef"/>
    </style:style>
    <style:style style:name="P40" style:family="paragraph" style:parent-style-name="Heading_20_2">
      <style:paragraph-properties fo:break-before="page"/>
      <style:text-properties fo:language="en" fo:country="US" officeooo:rsid="002e3bc7" officeooo:paragraph-rsid="002e3bc7"/>
    </style:style>
    <style:style style:name="P41" style:family="paragraph" style:parent-style-name="Heading_20_1">
      <style:text-properties fo:language="ru" fo:country="RU" officeooo:rsid="0014bd7e" officeooo:paragraph-rsid="0014bd7e"/>
    </style:style>
    <style:style style:name="P42" style:family="paragraph" style:parent-style-name="Heading_20_1">
      <style:text-properties officeooo:rsid="00155fa2" officeooo:paragraph-rsid="00155fa2"/>
    </style:style>
    <style:style style:name="P43" style:family="paragraph" style:parent-style-name="Heading_20_1">
      <style:paragraph-properties fo:break-before="page"/>
      <style:text-properties officeooo:rsid="00184d20" officeooo:paragraph-rsid="00184d2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63bc9"/>
    </style:style>
    <style:style style:name="T3" style:family="text">
      <style:text-properties fo:language="ru" fo:country="RU" officeooo:rsid="00167658"/>
    </style:style>
    <style:style style:name="T4" style:family="text">
      <style:text-properties fo:language="ru" fo:country="RU" officeooo:rsid="002e3bc7"/>
    </style:style>
    <style:style style:name="T5" style:family="text">
      <style:text-properties fo:language="ru" fo:country="RU" officeooo:rsid="002e83db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66da2"/>
    </style:style>
    <style:style style:name="T8" style:family="text">
      <style:text-properties fo:language="en" fo:country="US" officeooo:rsid="00291abb"/>
    </style:style>
    <style:style style:name="T9" style:family="text">
      <style:text-properties fo:language="en" fo:country="US" officeooo:rsid="002e83db"/>
    </style:style>
    <style:style style:name="T10" style:family="text">
      <style:text-properties fo:language="en" fo:country="US" officeooo:rsid="0032fb34"/>
    </style:style>
    <style:style style:name="T11" style:family="text">
      <style:text-properties officeooo:rsid="00163bc9"/>
    </style:style>
    <style:style style:name="T12" style:family="text">
      <style:text-properties officeooo:rsid="00167658"/>
    </style:style>
    <style:style style:name="T13" style:family="text">
      <style:text-properties officeooo:rsid="00289beb"/>
    </style:style>
    <style:style style:name="T14" style:family="text">
      <style:text-properties officeooo:rsid="002975a5"/>
    </style:style>
    <style:style style:name="T15" style:family="text">
      <style:text-properties officeooo:rsid="002a3bc1"/>
    </style:style>
    <style:style style:name="T16" style:family="text">
      <style:text-properties officeooo:rsid="002af103"/>
    </style:style>
    <style:style style:name="T17" style:family="text">
      <style:text-properties officeooo:rsid="002f9c51"/>
    </style:style>
    <style:style style:name="T18" style:family="text">
      <style:text-properties officeooo:rsid="0032699f"/>
    </style:style>
    <style:style style:name="T19" style:family="text">
      <style:text-properties officeooo:rsid="0032fb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ypejs</text:p>
      <text:h text:style-name="P41" text:outline-level="1">Ядро</text:h>
      <text:h text:style-name="P30" text:outline-level="2">Функциональность</text:h>
      <text:h text:style-name="Heading_20_3" text:outline-level="3">Создание типа</text:h>
      <text:p text:style-name="P17"><text:span text:style-name="T11">Эта функция п</text:span>ринимает <text:span text:style-name="T3">три аргумента</text:span><text:span text:style-name="T2">:</text:span></text:p>
      <text:p text:style-name="P2">Первое это имя типа.</text:p>
      <text:p text:style-name="P1"><text:span text:style-name="T12">Второе это</text:span> констру<text:span text:style-name="T12">ктор типа</text:span>.</text:p>
      <text:p text:style-name="P2">Третий конструктор типа из <text:span text:style-name="T6">JSON.</text:span></text:p>
      <text:p text:style-name="P18"/>
      <text:p text:style-name="P1">Сам тип состоит из трех функций:</text:p>
      <text:p text:style-name="P1">Генератор значений</text:p>
      <text:p text:style-name="P1">Валидатор</text:p>
      <text:p text:style-name="P1"><text:span text:style-name="T6">Преобраз</text:span><text:span text:style-name="T7">о</text:span><text:span text:style-name="T6">ватель</text:span> типа в <text:span text:style-name="T6">JSON</text:span></text:p>
      <text:h text:style-name="P29" text:outline-level="3">Отключение тестов</text:h>
      <text:p text:style-name="P22">Это свойство представленное изнутри геттером и сеттером, которое если равно <text:span text:style-name="T6">False, </text:span><text:span text:style-name="T1">отключит все тесты, они будут возвращать по умолчанию так же значение </text:span><text:span text:style-name="T6">False </text:span><text:span text:style-name="T1">без каких либо реальных проверок.</text:span></text:p>
      <text:p text:style-name="P19"/>
      <text:h text:style-name="P42" text:outline-level="1">Модули</text:h>
      <text:h text:style-name="P31" text:outline-level="2">Bool</text:h>
      <text:p text:style-name="P3">Обычный булев тип</text:p>
      <text:h text:style-name="P32" text:outline-level="2"/>
      <text:h text:style-name="P32" text:outline-level="2">Number</text:h>
      <text:p text:style-name="P8">Обычное дробное число, реальный максимум зависит от движка, но нужен не для этого.</text:p>
      <text:p text:style-name="P23"><text:span text:style-name="T1">Нужен для того чтобы дать конкретные ограничение размеру числа, потому что реальные объекты обычно не имеют каких сверх больших значений, и у любого объекта есть свои пределы. Если эти пределы неизвестны, то это говорит о плохо спроектированных </text:span><text:soft-page-break/><text:span text:style-name="T1">алгоритмах, потому в реальности ограничение у чисел все равно будет, просто будет зависеть от платформы, а не от программиста.</text:span></text:p>
      <text:p text:style-name="P8">Принимает три параметра: Максимум, Минимум и Количество знаков после десятичной запятой.</text:p>
      <text:h text:style-name="Heading_20_2" text:outline-level="2">Index</text:h>
      <text:p text:style-name="P24">Этот тип служит для индексации. Диапазон от нуля до максимума принимаемого как аргумент при определении типа в целых числах. <text:span text:style-name="T16">Причем максимальное число никогда не будет достигнуто.</text:span></text:p>
      <text:p text:style-name="P24"/>
      <text:h text:style-name="P34" text:outline-level="2">Alpha</text:h>
      <text:p text:style-name="P9">Просто диапазон дробных значений от 0 до 1, точность значения в данном случае будет возложена на платформу, так как обычно это какой диапазон чисел отображенный на отрезок от 0 до 1, в этом случае этот тип лучше не использовать, а использовать изначальный диапазон, например для цвета это от 0 до 255. Но если важно именно такое абстрактное значение, то ограничение на количество десятичных цифр будет только мешать.</text:p>
      <text:p text:style-name="P9"/>
      <text:h text:style-name="P35" text:outline-level="2">Key</text:h>
      <text:p text:style-name="P10">Строка <text:span text:style-name="T14">максимальной длиной </text:span><text:span text:style-name="T8">256</text:span> состоящая из символов <text:span text:style-name="T6">a-zA-</text:span>Z<text:span text:style-name="T15">0-9</text:span>_<text:span text:style-name="T6">, </text:span>дающий максимально совместимый <text:span text:style-name="T13">строковой тип, предназначенный для идентификации структуры.</text:span></text:p>
      <text:p text:style-name="P12">Аргументов у конструктора никаких нет.</text:p>
      <text:p text:style-name="P12"/>
      <text:h text:style-name="P36" text:outline-level="2">Const</text:h>
      <text:p text:style-name="P25"><text:span text:style-name="T4">Э</text:span><text:span text:style-name="T1">тот тип работает со строками, числами, </text:span><text:span text:style-name="T9">Boolean</text:span><text:span text:style-name="T1">,</text:span><text:span text:style-name="T6"> “</text:span><text:span text:style-name="T9">null”, “undefined”,</text:span><text:span text:style-name="T6"> </text:span><text:span text:style-name="T1">просто оборачивая их в тип который по сути является константным значением </text:span><text:span text:style-name="T5">которое всегда может быть сравнено напрямую.</text:span></text:p>
      <text:h text:style-name="P33" text:outline-level="2"/>
      <text:h text:style-name="P39" text:outline-level="2">Object</text:h>
      <text:p text:style-name="P14">Это мета-тип обрабатывающий объекты, конструктор принимает лишь одно значение, это объект по которому будет создан шаблон Объекта.</text:p>
      <text:p text:style-name="P15">Все вложенные объекты в том числе массивы будут обработаны рекурсивно этим же конструктором. </text:p>
      <text:p text:style-name="P15">Если требуется иное поведение, то массив для начала стоит привести к типу. </text:p>
      <text:p text:style-name="P15">Хотя включение функций вообще не рекомендуется в структуру, тем <text:span text:style-name="T17">не</text:span> менее функция<text:span text:style-name="T6"> </text:span><text:span text:style-name="T10">в</text:span><text:span text:style-name="T19"> объекте будет</text:span> обработана конструктором типа <text:span text:style-name="T6">Const</text:span></text:p>
      <text:p text:style-name="P14">Типы содержащиеся в этом объекте будут включены в шаблон без обработки.</text:p>
      <text:p text:style-name="P14">Все значения не имеющие внутренней структуры объекта(строки, числа и т. д.), будут обработаны конструктором типа <text:span text:style-name="T6">Const</text:span></text:p>
      <text:p text:style-name="P16">Если внутри объекта будет найдена ссылка на сам этот объект, или другие циклические зависимости, все они будут проигнорированы, как во время генерирования объектов, так и во время проверки объектов на соответствие типу. <text:span text:style-name="T18">Старайтесь избегать циклических зависимостей в структуре.</text:span></text:p>
      <text:h text:style-name="P37" text:outline-level="2"/>
      <text:h text:style-name="P40" text:outline-level="2">Any</text:h>
      <text:p text:style-name="P13">Объединение типов, при этом значение должно отвечать структуре одно из перечисленных типов. На вход конструктор типа принимает тип первым значением, и тип или конкретное значение последующими аргументами. Так же первое значение может быть массивом, тогда этот массив разбирается по тому же принципу что и аргументы.</text:p>
      <text:p text:style-name="P13">Конкретные значения будут обработаны как константы.</text:p>
      <text:p text:style-name="P13">Вложенные массивы, либо массивы, либо массивы стоящие не первым аргументом, будут обработаны конструктором типа <text:span text:style-name="T6">Array</text:span></text:p>
      <text:p text:style-name="P13">Исключением являются объекты которые будут переданы в конструктор типа <text:span text:style-name="T6">Object</text:span></text:p>
      <text:p text:style-name="P27"/>
      <text:h text:style-name="P38" text:outline-level="2">Array</text:h>
      <text:p text:style-name="P28">Тип массива, подразумевает что все элементы в массиве одного типа, конструктор типа принимает на вход тип, длину массива, и может ли массив быть пустым. </text:p>
      <text:p text:style-name="P28">Сам массив может быть меньшей длины чем максимальная длина.</text:p>
      <text:p text:style-name="P28">Первый аргумент не может быть ничем кроме типа.</text:p>
      <text:h text:style-name="P43" text:outline-level="1">Текущие задачи</text:h>
      <text:p text:style-name="P6">Написать тип <text:span text:style-name="T6">Array</text:span></text:p>
      <text:p text:style-name="P6">Написать тип<text:span text:style-name="T6"> Any</text:span></text:p>
      <text:p text:style-name="P5">Среда</text:p>
      <text:p text:style-name="P6"/>
      <text:p text:style-name="P6">========================================================</text:p>
      <text:p text:style-name="P4">Написать тип <text:span text:style-name="T6">Object</text:span></text:p>
      <text:p text:style-name="P4">Написать тип <text:span text:style-name="T6">Switch</text:span></text:p>
      <text:p text:style-name="P20">Написать тип String</text:p>
      <text:p text:style-name="P5">Четверг</text:p>
      <text:p text:style-name="P4"/>
      <text:p text:style-name="P4">=====================================================</text:p>
      <text:p text:style-name="P11">Хорошая обработка ошибок</text:p>
      <text:p text:style-name="P21">Документация!!!</text:p>
      <text:p text:style-name="P5">Пятница</text:p>
      <text:p text:style-name="P4"/>
      <text:p text:style-name="P7">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52:02.056000000</meta:creation-date>
    <dc:date>2019-11-18T19:26:50.605000000</dc:date>
    <meta:editing-duration>PT8H35M31S</meta:editing-duration>
    <meta:editing-cycles>29</meta:editing-cycles>
    <meta:generator>LibreOffice/6.2.1.2$Windows_X86_64 LibreOffice_project/7bcb35dc3024a62dea0caee87020152d1ee96e71</meta:generator>
    <meta:document-statistic meta:table-count="0" meta:image-count="0" meta:object-count="0" meta:page-count="5" meta:paragraph-count="61" meta:word-count="570" meta:character-count="4071" meta:non-whitespace-character-count="3559"/>
  </office:meta>
</office:document-meta>
</file>